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" svg:font-family="G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9965in" style:rel-column-width="37821*"/>
    </style:style>
    <style:style style:name="Table1.B" style:family="table-column">
      <style:table-column-properties style:column-width="2.9285in" style:rel-column-width="27714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Go" fo:font-size="10pt" officeooo:rsid="000c0c8f" officeooo:paragraph-rsid="00149703" style:font-name-asian="Noto Sans CJK SC" style:font-size-asian="10pt" style:font-name-complex="Droid Sans Devanagari1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Go" fo:font-size="10pt" officeooo:rsid="002027ba" officeooo:paragraph-rsid="002027ba" style:font-name-asian="Noto Sans CJK SC" style:font-size-asian="10pt" style:font-name-complex="Droid Sans Devanagari1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Go" fo:font-size="8pt" fo:font-weight="bold" officeooo:rsid="000c0c8f" officeooo:paragraph-rsid="0018a709" style:font-name-asian="Noto Sans CJK SC" style:font-size-asian="8pt" style:font-weight-asian="bold" style:font-name-complex="Go" style:font-size-complex="8pt" style:font-weight-complex="bold"/>
    </style:style>
    <style:style style:name="P4" style:family="paragraph" style:parent-style-name="Text_20_body">
      <style:text-properties officeooo:rsid="000c0c8f" officeooo:paragraph-rsid="0029af3b"/>
    </style:style>
    <style:style style:name="P5" style:family="paragraph" style:parent-style-name="Title">
      <style:paragraph-properties fo:text-align="start" style:justify-single-word="false"/>
      <style:text-properties style:font-name="Go" officeooo:rsid="0032e36f" officeooo:paragraph-rsid="0032e36f"/>
    </style:style>
    <style:style style:name="P6" style:family="paragraph" style:parent-style-name="Heading_20_1">
      <style:text-properties style:font-name="Go" officeooo:rsid="0032e36f" officeooo:paragraph-rsid="0032e36f"/>
    </style:style>
    <style:style style:name="P7" style:family="paragraph" style:parent-style-name="Heading_20_1">
      <style:text-properties officeooo:rsid="00334f2c" officeooo:paragraph-rsid="00334f2c"/>
    </style:style>
    <style:style style:name="P8" style:family="paragraph" style:parent-style-name="Standard" style:list-style-name="L1">
      <style:text-properties officeooo:paragraph-rsid="0032e36f"/>
    </style:style>
    <style:style style:name="P9" style:family="paragraph" style:parent-style-name="Standard" style:list-style-name="L1">
      <style:text-properties officeooo:rsid="00350536" officeooo:paragraph-rsid="00350536"/>
    </style:style>
    <style:style style:name="P10" style:family="paragraph" style:parent-style-name="Table_20_Contents">
      <style:paragraph-properties fo:text-align="end" style:justify-single-word="false"/>
      <style:text-properties style:font-name="Go" fo:font-size="10pt" officeooo:rsid="000c0c8f" officeooo:paragraph-rsid="000c0c8f" style:font-name-asian="Noto Sans CJK SC" style:font-size-asian="10pt" style:font-name-complex="Droid Sans Devanagari1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Go" fo:font-size="10pt" officeooo:rsid="0032e36f" officeooo:paragraph-rsid="0032e36f" style:font-name-asian="Noto Sans CJK SC" style:font-size-asian="10pt" style:font-name-complex="Droid Sans Devanagari1" style:font-size-complex="10pt"/>
    </style:style>
    <style:style style:name="P12" style:family="paragraph" style:parent-style-name="Text_20_body">
      <style:text-properties style:font-name="Go" officeooo:rsid="0032e36f" officeooo:paragraph-rsid="0032e36f"/>
    </style:style>
    <style:style style:name="P13" style:family="paragraph" style:parent-style-name="Text_20_body">
      <style:text-properties style:font-name="Go" officeooo:rsid="00334f2c" officeooo:paragraph-rsid="00334f2c"/>
    </style:style>
    <style:style style:name="P14" style:family="paragraph" style:parent-style-name="Text_20_body">
      <style:text-properties officeooo:rsid="0032e36f" officeooo:paragraph-rsid="0032e36f"/>
    </style:style>
    <style:style style:name="P15" style:family="paragraph" style:parent-style-name="Text_20_body">
      <style:text-properties officeooo:rsid="00334f2c" officeooo:paragraph-rsid="00334f2c"/>
    </style:style>
    <style:style style:name="P16" style:family="paragraph" style:parent-style-name="Text_20_body">
      <style:text-properties officeooo:rsid="000c0c8f" officeooo:paragraph-rsid="0029af3b"/>
    </style:style>
    <style:style style:name="T1" style:family="text">
      <style:text-properties style:font-name="Go"/>
    </style:style>
    <style:style style:name="T2" style:family="text">
      <style:text-properties style:font-name="Go" officeooo:rsid="000df0b6"/>
    </style:style>
    <style:style style:name="T3" style:family="text">
      <style:text-properties style:font-name="Go" officeooo:rsid="0032e36f"/>
    </style:style>
    <style:style style:name="T4" style:family="text">
      <style:text-properties style:font-name="Go" officeooo:rsid="000c0c8f"/>
    </style:style>
    <style:style style:name="T5" style:family="text">
      <style:text-properties style:font-name="Go" officeooo:rsid="0022e8a1"/>
    </style:style>
    <style:style style:name="T6" style:family="text">
      <style:text-properties style:font-name="Go" officeooo:rsid="00334f2c"/>
    </style:style>
    <style:style style:name="T7" style:family="text">
      <style:text-properties style:font-name="Go" officeooo:rsid="00350536"/>
    </style:style>
    <style:style style:name="T8" style:family="text">
      <style:text-properties officeooo:rsid="0010fa3a"/>
    </style:style>
    <style:style style:name="T9" style:family="text">
      <style:text-properties officeooo:rsid="001204e6"/>
    </style:style>
    <style:style style:name="T10" style:family="text">
      <style:text-properties officeooo:rsid="0012c779"/>
    </style:style>
    <style:style style:name="T11" style:family="text">
      <style:text-properties officeooo:rsid="00482b9f"/>
    </style:style>
    <style:style style:name="T12" style:family="text">
      <style:text-properties fo:font-size="8pt" fo:font-weight="bold" style:font-size-asian="8pt" style:font-weight-asian="bold" style:font-name-complex="Go" style:font-size-complex="8pt" style:font-weight-complex="bold"/>
    </style:style>
    <style:style style:name="T13" style:family="text">
      <style:text-properties fo:font-size="8pt" fo:font-weight="bold" officeooo:rsid="00482b9f" style:font-size-asian="8pt" style:font-weight-asian="bold" style:font-name-complex="Go" style:font-size-complex="8pt" style:font-weight-complex="bold"/>
    </style:style>
    <style:style style:name="T14" style:family="text">
      <style:text-properties officeooo:rsid="00214fe9"/>
    </style:style>
    <style:style style:name="T15" style:family="text">
      <style:text-properties officeooo:rsid="0031262a"/>
    </style:style>
    <style:style style:name="T16" style:family="text">
      <style:text-properties officeooo:rsid="0032e36f"/>
    </style:style>
    <style:style style:name="T17" style:family="text">
      <style:text-properties officeooo:rsid="000df0b6"/>
    </style:style>
    <style:style style:name="T18" style:family="text"/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Resume</text:p>
          </table:table-cell>
          <table:table-cell table:style-name="Table1.A1" office:value-type="string">
            <text:p text:style-name="P1"><text:span text:style-name="T16">edition</text:span>: <text:span text:style-name="T12"><text:modification-date style:data-style-name="N10049">2022-12-11</text:modification-date></text:span><text:span text:style-name="T13"><text:s/></text:span><text:span text:style-name="T12"><text:modification-time style:data-style-name="N61">13:15:58</text:modification-time></text:span></text:p>
            <text:p text:style-name="P3"><text:span text:style-name="T11">rev: </text:span><text:editing-cycles>36</text:editing-cycles></text:p>
            <text:p text:style-name="P10"/>
            <text:p text:style-name="P11">(if document older than month - consider I don't looking for job for now)</text:p>
            <text:p text:style-name="P10"/>
            <text:p text:style-name="P2"><text:a xlink:type="simple" xlink:href="mailto:animuspexusagutilities@gmail.com" text:style-name="Internet_20_link" text:visited-style-name="Visited_20_Internet_20_Link">animuspexusagutilities@gmail.com</text:a></text:p>
          </table:table-cell>
        </table:table-row>
      </table:table>
      <text:h text:style-name="P6" text:outline-level="1">what I can</text:h>
      <text:p text:style-name="P14"><text:span text:style-name="T3">p</text:span><text:span text:style-name="T1">rimarily - backend and, possibly, system development (operating systems).</text:span><text:span text:style-name="T7"> in order of my preference and expertise.</text:span></text:p>
      <text:list xml:id="list1750271316" text:style-name="L1">
        <text:list-item>
          <text:p text:style-name="P8"><text:span text:style-name="T3">Go - backend. possibly frontend with WebAssembly</text:span></text:p>
        </text:list-item>
        <text:list-item>
          <text:p text:style-name="P8"><text:span text:style-name="T3">D - backend</text:span></text:p>
        </text:list-item>
        <text:list-item>
          <text:p text:style-name="P8"><text:span text:style-name="T4">C++ - </text:span><text:span text:style-name="T3">can use it fro backend or system development. low on experience</text:span></text:p>
        </text:list-item>
        <text:list-item>
          <text:p text:style-name="P8"><text:span text:style-name="T4">C - </text:span><text:span text:style-name="T3">same as C++</text:span></text:p>
        </text:list-item>
        <text:list-item>
          <text:p text:style-name="P8"><text:span text:style-name="T4">Rust - </text:span><text:span text:style-name="T3">can use it for backend or system development. low on experience</text:span></text:p>
        </text:list-item>
        <text:list-item>
          <text:p text:style-name="P9"><text:span text:style-name="T3">P</text:span><text:span text:style-name="T1">ython - system or backend programming</text:span></text:p>
        </text:list-item>
        <text:list-item>
          <text:p text:style-name="P8"><text:span text:style-name="T5">Java - </text:span><text:span text:style-name="T3">have experience in GUI apps programming</text:span></text:p>
        </text:list-item>
      </text:list>
      <text:h text:style-name="P6" text:outline-level="1">background</text:h>
      <text:p text:style-name="P14"><text:span text:style-name="T1">in 2009 - 2013 </text:span><text:span text:style-name="T3">d</text:span><text:span text:style-name="T1">eveloped sites with php: drupal, phpbb and prostgres, mysql. also used js.</text:span></text:p>
      <text:p text:style-name="P12">2013 - 2016 used python for backend, system and GUI (Gtk+3) programming.</text:p>
      <text:p text:style-name="P12">from 2016 - used Go for system programming: operating system development.</text:p>
      <text:p text:style-name="P12">have stalled Linux distribution development project. it can be found here: <text:a xlink:type="simple" xlink:href="https://github.com/AnimusPEXUS/aipsetup" text:style-name="Internet_20_link" text:visited-style-name="Visited_20_Internet_20_Link"><text:span text:style-name="T17">https://github.com/AnimusPEXUS/aipsetup</text:span></text:a>. used Python and Go for package manager development.</text:p>
      <text:p text:style-name="P12">from 2018 till 2022 developed fast commercial western news server, using Go.</text:p>
      <text:h text:style-name="P7" text:outline-level="1">about me</text:h>
      <text:p text:style-name="P15">35 yo. single. no kids. constantly living in Simferopol.</text:p>
      <text:p text:style-name="P13">working only remotely.</text:p>
      <text:p text:style-name="P4"><text:span text:style-name="T6">my github profile is here:</text:span><text:span text:style-name="T1"> </text:span><text:a xlink:type="simple" xlink:href="https://github.com/AnimusPEXUS" text:style-name="Internet_20_link" text:visited-style-name="Visited_20_Internet_20_Link"><text:span text:style-name="T1">https://github.com/AnimusPEXUS</text:span></text:a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" svg:font-family="G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1:21:04.716655942</meta:creation-date>
    <dc:date>2022-12-11T13:15:58.445641899</dc:date>
    <meta:editing-duration>PT1H7M12S</meta:editing-duration>
    <meta:editing-cycles>36</meta:editing-cycles>
    <meta:generator>LibreOffice/7.4.3.2$Linux_X86_64 LibreOffice_project/40$Build-2</meta:generator>
    <meta:document-statistic meta:table-count="1" meta:image-count="0" meta:object-count="0" meta:page-count="1" meta:paragraph-count="24" meta:word-count="194" meta:character-count="1206" meta:non-whitespace-character-count="1043"/>
  </office:meta>
</office:document-meta>
</file>